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Google Sans Text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1fce87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1fce87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paragraph-rsid="001fce87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1fce87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1fce87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officeooo:paragraph-rsid="001fce87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officeooo:paragraph-rsid="001fce87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1fce87"/>
    </style:style>
    <style:style style:name="P10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1fce87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fce87"/>
    </style:style>
    <style:style style:name="T2" style:family="text">
      <style:text-properties fo:font-weight="bold"/>
    </style:style>
    <style:style style:name="T3" style:family="text">
      <style:text-properties fo:font-size="12pt" fo:background-color="transparent" loext:char-shading-value="0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 Text"/>
    </style:style>
    <style:style style:name="T6" style:family="text">
      <style:text-properties style:font-name="Google Sans Text" fo:font-size="12pt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1</text:span>) Título del proyecto 1</text:p>
      <text:p text:style-name="P3">Detección en Tiempo Real de Transacciones Fraudulentas en Tarjetas de Crédito.</text:p>
      <text:p text:style-name="P1"/>
      <text:p text:style-name="P4"><text:span text:style-name="T2">2) ¿Cuál es el problema real?</text:span> <text:span text:style-name="T3">2</text:span>El fraude con tarjetas de crédito es un problema masivo que cuesta miles de millones de dólares al año a consumidores, comerciantes y bancos<text:span text:style-name="T3">3</text:span>. Los estafadores utilizan métodos cada vez más sofisticados para robar datos y realizar transacciones ilegítimas. Detectar este fraude de forma rápida y precisa es fundamental para prevenir pérdidas financieras y proteger la confianza del cliente en el sistema bancario<text:span text:style-name="T3">4</text:span>.</text:p>
      <text:p text:style-name="P4"><text:span text:style-name="T2">3) ¿Cuál será la clasificación?</text:span> <text:span text:style-name="T3">5</text:span>La clase objetivo <text:span text:style-name="T3">6</text:span> será una variable binaria:</text:p>
      <text:list text:style-name="L1">
        <text:list-item>
          <text:p text:style-name="P5"><text:span text:style-name="T2">Transacción Fraudulenta (Sí / No)</text:span> o (1 / 0).</text:p>
        </text:list-item>
      </text:list>
      <text:p text:style-name="P4"><text:span text:style-name="T2">4) ¿Cuál es el dataset?</text:span></text:p>
      <text:list text:style-name="L2">
        <text:list-item>
          <text:p text:style-name="P6"><text:span text:style-name="T2">Nombre:</text:span> Credit Card Fraud Detection<text:span text:style-name="T3">8</text:span>.</text:p>
        </text:list-item>
        <text:list-item>
          <text:p text:style-name="P7"><text:span text:style-name="T4">Enlace:</text:span><text:span text:style-name="T5"> </text:span><text:span text:style-name="Source_20_Text"><text:span text:style-name="T5">https://www.kaggle.com/datasets/mlg-ulb/creditcardfraud</text:span></text:span></text:p>
        </text:list-item>
        <text:list-item>
          <text:p text:style-name="P7"><text:span text:style-name="T4">Descripción:</text:span><text:span text:style-name="T5"> Este popular dataset de Kaggle contiene transacciones reales realizadas por titulares de tarjetas europeas. La característica principal es que está </text:span><text:span text:style-name="T4">altamente desbalanceado</text:span><text:span text:style-name="T5">: solo el 0.172% de las transacciones son fraudulentas. Las variables </text:span><text:span text:style-name="Source_20_Text"><text:span text:style-name="T5">V1</text:span></text:span><text:span text:style-name="T5"> a </text:span><text:span text:style-name="Source_20_Text"><text:span text:style-name="T5">V28</text:span></text:span><text:span text:style-name="T5"> son anónimas (resultado de un PCA) para proteger la privacidad</text:span><text:span text:style-name="T6">9</text:span><text:span text:style-name="T5">.</text:span></text:p>
        </text:list-item>
      </text:list>
      <text:p text:style-name="P8"><text:span text:style-name="T4">5) ¿Qué variables tiene?</text:span><text:span text:style-name="T5"> </text:span><text:span text:style-name="T6">10</text:span><text:span text:style-name="T5">Además de las variables </text:span><text:span text:style-name="Source_20_Text"><text:span text:style-name="T5">V1</text:span></text:span><text:span text:style-name="T5"> a </text:span><text:span text:style-name="Source_20_Text"><text:span text:style-name="T5">V28</text:span></text:span><text:span text:style-name="T5"> (que son componentes principales anónimos), las variables clave iniciales son</text:span><text:span text:style-name="T6">11</text:span><text:span text:style-name="T5">:</text:span></text:p>
      <text:list text:style-name="L3">
        <text:list-item>
          <text:p text:style-name="P9"><text:span text:style-name="T2">Time:</text:span> Segundos transcurridos entre cada transacción y la primera transacción en el dataset.</text:p>
        </text:list-item>
        <text:list-item>
          <text:p text:style-name="P9"><text:span text:style-name="T2">Amount:</text:span> El monto de la transacción.</text:p>
        </text:list-item>
        <text:list-item>
          <text:p text:style-name="P9"><text:span text:style-name="T2">V10, V12, V14, V17:</text:span> (Ejemplos de variables PCA que, según análisis comunes en Kaggle, suelen tener alta importancia para detectar fraude).</text:p>
        </text:list-item>
        <text:list-item>
          <text:p text:style-name="P9"><text:span text:style-name="T2">Class:</text:span> La variable objetivo (0 = Genuina, 1 = Fraude).</text:p>
        </text:list-item>
      </text:list>
      <text:p text:style-name="P2"><text:span text:style-name="T1">6</text:span>) ¿Por qué un modelo ayudaría? 12</text:p>
      <text:p text:style-name="P3">Un modelo de machine learning puede analizar millones de transacciones e identificar patrones sutiles y complejos que un humano (o reglas simples) no podría detectar. El valor real 13 es que permite a las entidades financieras:</text:p>
      <text:list text:style-name="L4">
        <text:list-item>
          <text:p text:style-name="P10"><text:span text:style-name="T2">Bloquear transacciones fraudulentas</text:span> en milisegundos, antes de que se completen.</text:p>
        </text:list-item>
        <text:list-item>
          <text:p text:style-name="P10"><text:soft-page-break/><text:span text:style-name="T2">Reducir las pérdidas</text:span> financieras directas.</text:p>
        </text:list-item>
        <text:list-item>
          <text:p text:style-name="P10"><text:span text:style-name="T2">Proteger a los clientes</text:span> de cargos no autorizados, mejorando su confianza y satisfacción.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20:11:33.399356139</meta:creation-date>
    <dc:date>2025-11-04T22:15:28.852181195</dc:date>
    <meta:editing-duration>PT1H7M17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19" meta:word-count="318" meta:character-count="2058" meta:non-whitespace-character-count="1770"/>
  </office:meta>
</office:document-meta>
</file>